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8.62cm" fo:min-width="10.8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958cm" fo:min-width="3.8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5.316cm" fo:min-width="10.1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4.552cm" fo:min-width="14.5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draw:text-style-name="P1" svg:width="14.553cm" svg:height="14.553cm" svg:x="0.275cm" svg:y="0.462cm"><text:p/><draw:enhanced-geometry svg:viewBox="0 0 21600 21600" draw:type="rectangle" draw:enhanced-path="M 0 0 L 21600 0 21600 21600 0 21600 0 0 Z N"/></draw:custom-shape><draw:custom-shape text:anchor-type="paragraph" draw:z-index="1" draw:name="Shape2" draw:style-name="gr4" svg:width="14.368cm" svg:height="7.515cm" svg:x="3.106cm" svg:y="15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Shape3" draw:style-name="gr3" svg:width="7.78cm" svg:height="5.875cm" svg:x="4.773cm" svg:y="1.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" draw:name="Shape4" draw:style-name="gr2" draw:text-style-name="P1" svg:x1="-0.36cm" svg:y1="8.481cm" svg:x2="12.605cm" svg:y2="9.989cm"><text:p/></draw:line><draw:custom-shape text:anchor-type="paragraph" draw:z-index="4" draw:name="Shape5" draw:style-name="gr1" svg:width="13.521cm" svg:height="10.716cm" svg:x="2.974cm" svg:y="12.106cm"><text:p/><draw:enhanced-geometry svg:viewBox="0 0 21600 21600" draw:text-areas="4230 4230 21600 21600" draw:type="flowchart-internal-storage" draw:enhanced-path="M 0 0 L 21600 0 21600 21600 0 21600 Z N M 4230 0 L 4230 21600 N M 0 4230 L 21600 4230 N"/></draw:custom-shap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1:37:23.906171135</meta:creation-date>
    <dc:date>2020-08-22T11:39:06.317074215</dc:date>
    <meta:editing-duration>PT1M43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6.4.4.2$Linux_X86_64 LibreOffice_project/40$Build-2</meta:generator>
  </office:meta>
</office:document-meta>
</file>